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56544" text:id="ct1055531219565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842304" text:id="ct1055531198423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3536" text:id="ct1055531199135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45952" text:id="ct105553119845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34080" text:id="ct1055531199340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815616" text:id="ct1055531198156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56544"/><text:change-start text:change-id="ct105553119842304"/>Adopt<text:change-end text:change-id="ct105553119842304"/>ed<text:change-start text:change-id="ct105553119913536"/> as a <text:change-end text:change-id="ct105553119913536"/>NMRA <text:change-start text:change-id="ct105553119845952"/>Standard<text:change-end text:change-id="ct105553119845952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934080"/><text:change-start text:change-id="ct105553119815616"/>Version History<text:change-end text:change-id="ct1055531198156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7.851cm" style:rel-column-width="30438*"/>
    </style:style>
    <style:style style:name="Table1.B" style:family="table-column">
      <style:table-column-properties style:column-width="0.115cm" style:rel-column-width="444*"/>
    </style:style>
    <style:style style:name="Table1.C" style:family="table-column">
      <style:table-column-properties style:column-width="5.376cm" style:rel-column-width="208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52:11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5553121949632" text:id="ct105553121949632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06652631473920" text:id="ct106652631473920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06652633614464" text:id="ct106652633614464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06" text:date-value="2015-02-17T23:52:11.99"/></text:span></text:p>
            </text:deletion>
          </text:changed-region>
          <text:changed-region xml:id="ct106652633629248" text:id="ct10665263362924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06652631460096" text:id="ct106652631460096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06652631474880" text:id="ct106652631474880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05553121949632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06652631473920"/><text:change text:change-id="ct106652633614464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06652633629248"/><text:span text:style-name="MT11">9.</text:span><text:change text:change-id="ct106652631460096"/><text:change-start text:change-id="ct106652631474880"/><text:span text:style-name="MT11">7</text:span><text:change-end text:change-id="ct106652631474880"/><text:span text:style-name="MT11">.1.1-S</text:span><text:span text:style-name="MT12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33M37S</meta:editing-duration>
    <meta:generator>OpenOffice/4.1.0$Unix OpenOffice.org_project/410m18$Build-9764</meta:generator>
    <dc:date>2015-02-17T23:52:12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27" meta:word-count="133" meta:character-count="834"/>
  </office:meta>
</office:document-meta>
</file>